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6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0.81cm" fo:break-before="auto" style:use-optimal-row-height="false"/>
    </style:style>
    <style:style style:name="ro6" style:family="table-row">
      <style:table-row-properties style:row-height="2.025cm" fo:break-before="auto" style:use-optimal-row-height="true"/>
    </style:style>
    <style:style style:name="ro7" style:family="table-row">
      <style:table-row-properties style:row-height="5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vertical-align="top"/>
      <style:text-properties fo:color="#ffffff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 testée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Comment vérifier le résultat attendu</text:p>
          </table:table-cell>
          <table:table-cell table:style-name="ce1" office:value-type="string" calcext:value-type="string">
            <text:p>Problèmes possi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.js</text:p>
          </table:table-cell>
          <table:table-cell office:value-type="string" calcext:value-type="string">
            <text:p>9 à 30</text:p>
          </table:table-cell>
          <table:table-cell office:value-type="string" calcext:value-type="string">
            <text:p>getProducts</text:p>
          </table:table-cell>
          <table:table-cell office:value-type="string" calcext:value-type="string">
            <text:p>Connexion à l’API</text:p>
          </table:table-cell>
          <table:table-cell office:value-type="string" calcext:value-type="string">
            <text:p>Reception du contenu de l’API dans la console</text:p>
          </table:table-cell>
          <table:table-cell office:value-type="string" calcext:value-type="string">
            <text:p>Pas de connexion à l’API.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39 à 79</text:p>
          </table:table-cell>
          <table:table-cell office:value-type="string" calcext:value-type="string">
            <text:p>allProductsList</text:p>
          </table:table-cell>
          <table:table-cell office:value-type="string" calcext:value-type="string">
            <text:p>Affichage des cartes présentant les </text:p>
            <text:p>Produits</text:p>
          </table:table-cell>
          <table:table-cell office:value-type="string" calcext:value-type="string">
            <text:p>Affichage sur la page des contenants avec </text:p>
            <text:p>leur contenu</text:p>
          </table:table-cell>
          <table:table-cell office:value-type="string" calcext:value-type="string">
            <text:p>Pas d’affichage ou </text:p>
            <text:p>Informations de produits manquants</text:p>
            <text:p/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87 à 107</text:p>
          </table:table-cell>
          <table:table-cell office:value-type="string" calcext:value-type="string">
            <text:p>calculateHowManyItemsInCart</text:p>
          </table:table-cell>
          <table:table-cell office:value-type="string" calcext:value-type="string">
            <text:p>Affichage dans le header du nombre </text:p>
            <text:p>de produits présents dans le panier </text:p>
          </table:table-cell>
          <table:table-cell office:value-type="string" calcext:value-type="string">
            <text:p>Ajouter deux produits dans le panier et le </text:p>
            <text:p>Nombre dans le header doit afficher 2.</text:p>
          </table:table-cell>
          <table:table-cell office:value-type="string" calcext:value-type="string">
            <text:p>Mauvais nombre affiché ou pas </text:p>
            <text:p>D’affichage.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110 à 235</text:p>
          </table:table-cell>
          <table:table-cell office:value-type="string" calcext:value-type="string">
            <text:p>productDetailsAndAddToCart</text:p>
          </table:table-cell>
          <table:table-cell office:value-type="string" calcext:value-type="string">
            <text:p>Affichage des informations d’un produit</text:p>
            <text:p>Précédemment choisi/cliqué en page </text:p>
            <text:p>D’accueil</text:p>
          </table:table-cell>
          <table:table-cell office:value-type="string" calcext:value-type="string">
            <text:p>Vérifier dans la console si les informations</text:p>
            <text:p>Demandées ont bien appelées (id, nom du </text:p>
            <text:p>Produit, couleurs, prix)</text:p>
          </table:table-cell>
          <table:table-cell office:value-type="string" calcext:value-type="string">
            <text:p>Pas d’informations appelées, ou pas </text:p>
            <text:p>Celles du produit cliqué en page </text:p>
            <text:p>D’accueil. Ou encore toutes les </text:p>
            <text:p>Informations ne sont pas appelées.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148 à 156</text:p>
          </table:table-cell>
          <table:table-cell office:value-type="string" calcext:value-type="string">
            <text:p>quantityChanged</text:p>
          </table:table-cell>
          <table:table-cell office:value-type="string" calcext:value-type="string">
            <text:p>Choix du nombre de nounours, avec en </text:p>
            <text:p>Stricte minimum =&gt; 1.</text:p>
          </table:table-cell>
          <table:table-cell office:value-type="string" calcext:value-type="string">
            <text:p>Affichage de la case avec le choix du nombre,</text:p>
            <text:p>et possibilité de choisir un chiffre.</text:p>
          </table:table-cell>
          <table:table-cell office:value-type="string" calcext:value-type="string">
            <text:p>Pas d’affichage de la case. Chiffre </text:p>
            <text:p>Inchangeable. Mauvais chiffre minimum </text:p>
            <text:p>(différent de 1)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174 à 179</text:p>
          </table:table-cell>
          <table:table-cell office:value-type="string" calcext:value-type="string">
            <text:p>colorChoice</text:p>
          </table:table-cell>
          <table:table-cell office:value-type="string" calcext:value-type="string">
            <text:p>Choix de la couleur du nounours</text:p>
          </table:table-cell>
          <table:table-cell office:value-type="string" calcext:value-type="string">
            <text:p>Tous les choix de couleur visibles sur la page.</text:p>
            <text:p>Et sélectionnables.</text:p>
          </table:table-cell>
          <table:table-cell office:value-type="string" calcext:value-type="string">
            <text:p>Pas d’affichage. Aucune couleur </text:p>
            <text:p>Proposée ou couleurs manquantes.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10 à 212</text:p>
          </table:table-cell>
          <table:table-cell office:value-type="string" calcext:value-type="string">
            <text:p>popupConfirmation</text:p>
          </table:table-cell>
          <table:table-cell office:value-type="string" calcext:value-type="string">
            <text:p>Affichage d’un popup contenant le </text:p>
            <text:p>Message « Votre ourson a bien été </text:p>
            <text:p>Ajouté au panier »</text:p>
          </table:table-cell>
          <table:table-cell office:value-type="string" calcext:value-type="string">
            <text:p>Sur la page d’un produit, cliquer sur </text:p>
            <text:p>le bouton ajouter au panier.</text:p>
          </table:table-cell>
          <table:table-cell office:value-type="string" calcext:value-type="string">
            <text:p>Pas d’affichage.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15 à 218</text:p>
          </table:table-cell>
          <table:table-cell office:value-type="string" calcext:value-type="string">
            <text:p>addProductInLocalStorage</text:p>
          </table:table-cell>
          <table:table-cell office:value-type="string" calcext:value-type="string">
            <text:p>Ajout d’un produit dans le local Storage</text:p>
          </table:table-cell>
          <table:table-cell office:value-type="string" calcext:value-type="string">
            <text:p>Aller dans « inspection » puis dans l’onglet</text:p>
            <text:p>« local Storage » pour voir si un produit s’y </text:p>
            <text:p>Est bien ajouté</text:p>
          </table:table-cell>
          <table:table-cell office:value-type="string" calcext:value-type="string">
            <text:p>Pas de produit ajouté ou informations </text:p>
            <text:p>Manquantes.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49 à 571</text:p>
          </table:table-cell>
          <table:table-cell office:value-type="string" calcext:value-type="string">
            <text:p>addition</text:p>
          </table:table-cell>
          <table:table-cell office:value-type="string" calcext:value-type="string">
            <text:p>Ajout des produits du local Storage </text:p>
            <text:p>dans le panier et affichage </text:p>
            <text:p>Des informations</text:p>
          </table:table-cell>
          <table:table-cell office:value-type="string" calcext:value-type="string">
            <text:p>Affichage des informations des produits dans le</text:p>
            <text:p>Local Storage. Comparer le local Storage et </text:p>
            <text:p>le panier.</text:p>
          </table:table-cell>
          <table:table-cell office:value-type="string" calcext:value-type="string">
            <text:p>Aucune information affichée ou manque</text:p>
            <text:p>Des informations.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391 à 393</text:p>
          </table:table-cell>
          <table:table-cell office:value-type="string" calcext:value-type="string">
            <text:p>regexNamesAndCity</text:p>
          </table:table-cell>
          <table:table-cell office:value-type="string" calcext:value-type="string">
            <text:p>Vérification des noms et de la ville : </text:p>
            <text:p>3 à 20 lettres maximum, accents et </text:p>
            <text:p>Majuscules acceptés</text:p>
          </table:table-cell>
          <table:table-cell office:value-type="string" calcext:value-type="string">
            <text:p>Tests : </text:p>
            <text:p>Mot neutre (minuscules et majuscules) : OK</text:p>
            <text:p><text:span text:style-name="T1">Symboles : NOK</text:span></text:p>
            <text:p>Accents : OK</text:p>
            <text:p><text:span text:style-name="T1">Chiffres : NOK</text:span></text:p>
          </table:table-cell>
          <table:table-cell office:value-type="string" calcext:value-type="string">
            <text:p><text:span text:style-name="T1">Mot neutre (minuscules et majuscules) : NOK</text:span></text:p>
            <text:p><text:span text:style-name="T1">Symboles : OK</text:span></text:p>
            <text:p><text:span text:style-name="T1">Accents : NOK</text:span></text:p>
            <text:p><text:span text:style-name="T1">Chiffres : OK</text:span>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395 à 397</text:p>
          </table:table-cell>
          <table:table-cell office:value-type="string" calcext:value-type="string">
            <text:p>regexMail</text:p>
          </table:table-cell>
          <table:table-cell office:value-type="string" calcext:value-type="string">
            <text:p>Vérification de l’adresse mail : </text:p>
            <text:p>Avant @ : minuscules, majuscule et </text:p>
            <text:p>Point autorisé</text:p>
            <text:p><text:span text:style-name="T1">Après @ : minuscules, majuscules </text:span></text:p>
            <text:p><text:span text:style-name="T1">autorisées </text:span></text:p>
            <text:p><text:span text:style-name="T1">Puis « . » + 3 lettres max.</text:span></text:p>
          </table:table-cell>
          <table:table-cell office:value-type="string" calcext:value-type="string">
            <text:p>Avant @ : </text:p>
            <text:p><text:span text:style-name="T1">Mot neutre (minuscules et majuscules) : OK</text:span></text:p>
            <text:p><text:span text:style-name="T1">Symboles : OK seulement le point</text:span></text:p>
            <text:p><text:span text:style-name="T1">Accents : OK</text:span></text:p>
            <text:p><text:span text:style-name="T1">Chiffres : OK</text:span></text:p>
            <text:p><text:span text:style-name="T1"/></text:p>
            <text:p><text:span text:style-name="T1">Après @ : </text:span></text:p>
            <text:p><text:span text:style-name="T1">Mot neutre (minuscules et majuscules) : OK</text:span></text:p>
            <text:p><text:span text:style-name="T1">Symboles : NOK</text:span></text:p>
            <text:p><text:span text:style-name="T1">Accents : NOK</text:span></text:p>
            <text:p><text:span text:style-name="T1">Chiffres : NOK</text:span></text:p>
            <text:p><text:span text:style-name="T1"/></text:p>
            <text:p><text:span text:style-name="T1">+ « . » et 3 lettres maximum (.com, .fr, etc)</text:span></text:p>
          </table:table-cell>
          <table:table-cell office:value-type="string" calcext:value-type="string">
            <text:p><text:span text:style-name="T1">Avant @ : </text:span></text:p>
            <text:p><text:span text:style-name="T1">Mot neutre (minuscules et majuscules) : NOK</text:span></text:p>
            <text:p><text:span text:style-name="T1">Symboles : OUI</text:span></text:p>
            <text:p><text:span text:style-name="T1">Accents : NON</text:span></text:p>
            <text:p><text:span text:style-name="T1">Chiffres : NON</text:span></text:p>
            <text:p><text:span text:style-name="T1"/></text:p>
            <text:p><text:span text:style-name="T1">Après @ : </text:span></text:p>
            <text:p><text:span text:style-name="T1">Mot neutre (minuscules et majuscules) : NOK</text:span></text:p>
            <text:p><text:span text:style-name="T1">Symboles : OUI</text:span></text:p>
            <text:p><text:span text:style-name="T1">Accents : OUI</text:span></text:p>
            <text:p><text:span text:style-name="T1">Chiffres : OUI</text:span></text:p>
            <text:p><text:span text:style-name="T1"/></text:p>
            <text:p><text:span text:style-name="T1">+ « . » et plus de 3 lettres acceptées</text:span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399 à 401</text:p>
          </table:table-cell>
          <table:table-cell office:value-type="string" calcext:value-type="string">
            <text:p>regexAddress</text:p>
          </table:table-cell>
          <table:table-cell office:value-type="string" calcext:value-type="string">
            <text:p>Caractères minimums 5 et 50 maximum.</text:p>
          </table:table-cell>
          <table:table-cell office:value-type="string" calcext:value-type="string">
            <text:p>Ecrire moins de 5 caractères : NOK</text:p>
            <text:p>Ecrire plus de 50 caractères : NOK</text:p>
            <text:p><text:span text:style-name="T1">Ecrire entre 5 et 50 caractères : OK</text:span></text:p>
          </table:table-cell>
          <table:table-cell office:value-type="string" calcext:value-type="string">
            <text:p><text:span text:style-name="T1">Ecrire moins de 5 caractères : OK</text:span></text:p>
            <text:p><text:span text:style-name="T1">Ecrire plus de 50 caractères : OK</text:span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05 à 415</text:p>
          </table:table-cell>
          <table:table-cell office:value-type="string" calcext:value-type="string">
            <text:p>firstNameControl</text:p>
          </table:table-cell>
          <table:table-cell office:value-type="string" calcext:value-type="string">
            <text:p>Si la valeur du prénom est OK alors </text:p>
            <text:p>retourner la valeur True. </text:p>
            <text:p>Sinon retourner la valeur False.</text:p>
          </table:table-cell>
          <table:table-cell office:value-type="string" calcext:value-type="string">
            <text:p>Ecrire un chiffre renverrait false</text:p>
          </table:table-cell>
          <table:table-cell office:value-type="string" calcext:value-type="string">
            <text:p>Renvoi de la mauvaise valeu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17 à 427</text:p>
          </table:table-cell>
          <table:table-cell office:value-type="string" calcext:value-type="string">
            <text:p>lastNameControl</text:p>
          </table:table-cell>
          <table:table-cell office:value-type="string" calcext:value-type="string">
            <text:p><text:span text:style-name="T1">Si la valeur du nom est OK alors </text:span></text:p>
            <text:p><text:span text:style-name="T1">retourner la valeur True. </text:span></text:p>
            <text:p><text:span text:style-name="T1">Sinon retourner la valeur False.</text:span></text:p>
          </table:table-cell>
          <table:table-cell office:value-type="string" calcext:value-type="string">
            <text:p>Ecrire un chiffre renverrait false</text:p>
          </table:table-cell>
          <table:table-cell office:value-type="string" calcext:value-type="string">
            <text:p>Renvoi de la mauvaise valeu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29 à 439</text:p>
          </table:table-cell>
          <table:table-cell office:value-type="string" calcext:value-type="string">
            <text:p>cityControl</text:p>
          </table:table-cell>
          <table:table-cell office:value-type="string" calcext:value-type="string">
            <text:p><text:span text:style-name="T1">Si la valeur de la ville est OK alors </text:span></text:p>
            <text:p><text:span text:style-name="T1">retourner la valeur True. </text:span></text:p>
            <text:p><text:span text:style-name="T1">Sinon retourner la valeur False.</text:span></text:p>
          </table:table-cell>
          <table:table-cell office:value-type="string" calcext:value-type="string">
            <text:p>Ecrire un chiffre renverrait false</text:p>
          </table:table-cell>
          <table:table-cell office:value-type="string" calcext:value-type="string">
            <text:p>Renvoi de la mauvaise valeu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41 à 451</text:p>
          </table:table-cell>
          <table:table-cell office:value-type="string" calcext:value-type="string">
            <text:p>MailControl</text:p>
          </table:table-cell>
          <table:table-cell office:value-type="string" calcext:value-type="string">
            <text:p><text:span text:style-name="T1">Si la valeur du mail est OK alors </text:span></text:p>
            <text:p><text:span text:style-name="T1">retourner la valeur True. </text:span></text:p>
            <text:p><text:span text:style-name="T1">Sinon retourner la valeur False.</text:span></text:p>
          </table:table-cell>
          <table:table-cell office:value-type="string" calcext:value-type="string">
            <text:p>Ecrire un chiffre renverrait false</text:p>
          </table:table-cell>
          <table:table-cell office:value-type="string" calcext:value-type="string">
            <text:p>Renvoi de la mauvaise valeu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453 à 463</text:p>
          </table:table-cell>
          <table:table-cell office:value-type="string" calcext:value-type="string">
            <text:p>addressControl</text:p>
          </table:table-cell>
          <table:table-cell office:value-type="string" calcext:value-type="string">
            <text:p><text:span text:style-name="T1">Si la valeur de l’adresse est OK alors </text:span></text:p>
            <text:p><text:span text:style-name="T1">retourner la valeur True. </text:span></text:p>
            <text:p><text:span text:style-name="T1">Sinon retourner la valeur False.</text:span></text:p>
          </table:table-cell>
          <table:table-cell office:value-type="string" calcext:value-type="string">
            <text:p><text:span text:style-name="T1">Ecrire moins de 5 caractères ou plus de 50 </text:span></text:p>
            <text:p><text:span text:style-name="T1">Caractères renverrait false</text:span></text:p>
          </table:table-cell>
          <table:table-cell office:value-type="string" calcext:value-type="string">
            <text:p>Renvoi de la mauvaise valeur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493 à 499</text:p>
          </table:table-cell>
          <table:table-cell office:value-type="string" calcext:value-type="string">
            <text:p>getCartIds</text:p>
          </table:table-cell>
          <table:table-cell office:value-type="string" calcext:value-type="string">
            <text:p>Récupérer les id des produits présents </text:p>
            <text:p>Dans le local storage</text:p>
          </table:table-cell>
          <table:table-cell office:value-type="string" calcext:value-type="string">
            <text:p>Console.log de la fonction pour voir s’il prend</text:p>
            <text:p>Bien tous les id présents dans le local Storage</text:p>
          </table:table-cell>
          <table:table-cell office:value-type="string" calcext:value-type="string">
            <text:p>Pas tous les id de pris ou aucun.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516 à 541</text:p>
          </table:table-cell>
          <table:table-cell office:value-type="string" calcext:value-type="string">
            <text:p>sendPostInformations</text:p>
          </table:table-cell>
          <table:table-cell office:value-type="string" calcext:value-type="string">
            <text:p>Envoyer les informations du local </text:p>
            <text:p>Storage (panier et formulaire) vers le </text:p>
            <text:p>Serveur</text:p>
          </table:table-cell>
          <table:table-cell office:value-type="string" calcext:value-type="string">
            <text:p>Faire un console.log de de ce que contient </text:p>
            <text:p>Le serveur afin de vérifier si les informations</text:p>
            <text:p>Qui etaient contenues dans la local</text:p>
            <text:p>Storage y sont bien enregistrées.</text:p>
          </table:table-cell>
          <table:table-cell office:value-type="string" calcext:value-type="string">
            <text:p>Les informations du local storage n’ont pas </text:p>
            <text:p>Été envoyées ou qeulement partiellement.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584 à 597</text:p>
          </table:table-cell>
          <table:table-cell office:value-type="string" calcext:value-type="string">
            <text:p>resultOrder</text:p>
          </table:table-cell>
          <table:table-cell office:value-type="string" calcext:value-type="string">
            <text:p>Affichage sur la page de confirmation de </text:p>
            <text:p>Commande : l’id de la commande, le </text:p>
            <text:p>prénom enregistré dans le formulaire et </text:p>
            <text:p>Le prix total du panier de la personne.</text:p>
          </table:table-cell>
          <table:table-cell office:value-type="string" calcext:value-type="string">
            <text:p>Affichage de l’id de la commande, du prénom</text:p>
            <text:p>Entré dans le formulaire et du prix total.</text:p>
          </table:table-cell>
          <table:table-cell office:value-type="string" calcext:value-type="string">
            <text:p>Pas d’information affichées ou partiellement.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1:32:36.7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4T17:23:50.868000000</dc:date>
    <meta:editing-duration>PT5H56M38S</meta:editing-duration>
    <meta:editing-cycles>16</meta:editing-cycles>
    <meta:generator>LibreOffice/7.1.1.2$Windows_X86_64 LibreOffice_project/fe0b08f4af1bacafe4c7ecc87ce55bb426164676</meta:generator>
    <meta:document-statistic meta:table-count="1" meta:cell-count="107" meta:object-count="0"/>
  </office:meta>
</office:document-meta>
</file>